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9cm" fo:min-width="2.93cm"/>
    </style:style>
    <style:style style:name="gr2" style:family="graphic" style:parent-style-name="standard">
      <style:graphic-properties draw:textarea-horizontal-align="justify" draw:textarea-vertical-align="middle" draw:auto-grow-height="false" fo:min-height="3.687cm" fo:min-width="3.437cm"/>
    </style:style>
    <style:style style:name="gr3" style:family="graphic" style:parent-style-name="standard">
      <style:graphic-properties draw:textarea-horizontal-align="justify" draw:textarea-vertical-align="middle" draw:auto-grow-height="false" fo:min-height="2.894cm" fo:min-width="2.644cm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4.4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1.778cm" svg:x="8.977cm" svg:y="9.817cm">
          <text:p text:style-name="P1"><text:span text:style-name="T1">INPU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3.937cm" svg:height="3.937cm" svg:x="13.033cm" svg:y="8.547cm">
          <text:p text:style-name="P1"><text:span text:style-name="T2">Walltime Zero:</text:span><text:span text:style-name="T3"><text:line-break/></text:span><text:span text:style-name="T3"><text:line-break/></text:span><text:span text:style-name="T3">- Displays buying</text:span><text:span text:style-name="T3"><text:line-break/></text:span><text:span text:style-name="T3">intentions.</text:span><text:span text:style-name="T3"><text:line-break/></text:span><text:span text:style-name="T3">- Observes the</text:span><text:span text:style-name="T3"><text:line-break/></text:span><text:span text:style-name="T3">Blockchai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3.429cm" svg:height="1.778cm" svg:x="17.478cm" svg:y="9.818cm">
          <text:p text:style-name="P1"><text:span text:style-name="T2">OUTPU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4.446cm" svg:height="4.446cm" svg:x="21.414cm" svg:y="8.546cm">
          <text:p text:style-name="P1"><text:span text:style-name="T3">Makes the</text:span><text:span text:style-name="T3"><text:line-break/></text:span><text:span text:style-name="T3">transference</text:span><text:span text:style-name="T3"><text:line-break/></text:span><text:span text:style-name="T3">in Reais (R$)</text:span><text:span text:style-name="T3"><text:line-break/></text:span><text:span text:style-name="T3">between us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127cm" svg:height="2.2cm" svg:x="3.334cm" svg:y="8.366cm">
          <text:p text:style-name="P1"><text:span text:style-name="T4">Fiat Money ($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127cm" svg:height="2.2cm" svg:x="3.334cm" svg:y="10.779cm">
          <text:p text:style-name="P1"><text:span text:style-name="T4">Inform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23:22:53.144865050</meta:creation-date>
    <dc:date>2020-04-01T01:17:27.633821074</dc:date>
    <meta:editing-duration>PT14M13S</meta:editing-duration>
    <meta:editing-cycles>7</meta:editing-cycles>
    <meta:generator>LibreOffice/6.2.8.2$Linux_X86_64 LibreOffice_project/20$Build-2</meta:generator>
    <meta:document-statistic meta:object-count="6"/>
  </office:meta>
</office:document-meta>
</file>